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4.29pt"/>
    </style:style>
    <style:style style:name="co3" style:family="table-column">
      <style:table-column-properties fo:break-before="auto" style:column-width="76.56pt"/>
    </style:style>
    <style:style style:name="co4" style:family="table-column">
      <style:table-column-properties fo:break-before="auto" style:column-width="73.56pt"/>
    </style:style>
    <style:style style:name="co5" style:family="table-column">
      <style:table-column-properties fo:break-before="auto" style:column-width="78.21pt"/>
    </style:style>
    <style:style style:name="co6" style:family="table-column">
      <style:table-column-properties fo:break-before="auto" style:column-width="50.14pt"/>
    </style:style>
    <style:style style:name="co7" style:family="table-column">
      <style:table-column-properties fo:break-before="auto" style:column-width="74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1" table:default-cell-style-name="ce3"/>
        <table:table-row table:style-name="ro1">
          <table:table-cell office:value-type="float" office:value="5375" calcext:value-type="float">
            <text:p>5375</text:p>
          </table:table-cell>
          <table:table-cell table:style-name="ce5" office:value-type="string" calcext:value-type="string">
            <text:p>Family</text:p>
          </table:table-cell>
          <table:table-cell table:style-name="ce5" office:value-type="string" calcext:value-type="string">
            <text:p>Product</text:p>
          </table:table-cell>
          <table:table-cell table:style-name="ce5" office:value-type="string" calcext:value-type="string">
            <text:p>Factor</text:p>
          </table:table-cell>
          <table:table-cell table:style-name="ce5" office:value-type="string" calcext:value-type="string">
            <text:p>Family explicit</text:p>
          </table:table-cell>
          <table:table-cell table:style-name="ce5" table:number-columns-repeated="2"/>
          <table:table-cell table:style-name="ce5" office:value-type="string" calcext:value-type="string">
            <text:p>Rec Fam</text:p>
          </table:table-cell>
          <table:table-cell table:style-name="ce5" office:value-type="string" calcext:value-type="string">
            <text:p>Avg rec Prod</text:p>
          </table:table-cell>
          <table:table-cell table:style-name="ce5" office:value-type="string" calcext:value-type="string">
            <text:p>O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328" calcext:value-type="float">
            <text:p>1328</text:p>
          </table:table-cell>
          <table:table-cell table:formula="of:=[.C2]/[.B2]" office:value-type="float" office:value="36.8888888888889" calcext:value-type="float">
            <text:p>36.8888888888889</text:p>
          </table:table-cell>
          <table:table-cell office:value-type="float" office:value="2231" calcext:value-type="float">
            <text:p>223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.96875" calcext:value-type="float">
            <text:p>2.96875</text:p>
          </table:table-cell>
          <table:table-cell office:value-type="float" office:value="78.619" calcext:value-type="float">
            <text:p>78.6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771" calcext:value-type="float">
            <text:p>1771</text:p>
          </table:table-cell>
          <table:table-cell table:formula="of:=[.C3]/[.B3]" office:value-type="float" office:value="29.5166666666667" calcext:value-type="float">
            <text:p>29.5166666666667</text:p>
          </table:table-cell>
          <table:table-cell office:value-type="float" office:value="3626" calcext:value-type="float">
            <text:p>362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.1875" calcext:value-type="float">
            <text:p>5.1875</text:p>
          </table:table-cell>
          <table:table-cell office:value-type="float" office:value="62.603" calcext:value-type="float">
            <text:p>62.6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0" calcext:value-type="float">
            <text:p>230</text:p>
          </table:table-cell>
          <table:table-cell office:value-type="float" office:value="5457" calcext:value-type="float">
            <text:p>5457</text:p>
          </table:table-cell>
          <table:table-cell table:formula="of:=[.C4]/[.B4]" office:value-type="float" office:value="23.7260869565217" calcext:value-type="float">
            <text:p>23.7260869565217</text:p>
          </table:table-cell>
          <table:table-cell office:value-type="float" office:value="14698" calcext:value-type="float">
            <text:p>1469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.375" calcext:value-type="float">
            <text:p>5.375</text:p>
          </table:table-cell>
          <table:table-cell office:value-type="float" office:value="211.137" calcext:value-type="float">
            <text:p>211.1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4" calcext:value-type="float">
            <text:p>414</text:p>
          </table:table-cell>
          <table:table-cell office:value-type="float" office:value="6032" calcext:value-type="float">
            <text:p>6032</text:p>
          </table:table-cell>
          <table:table-cell table:formula="of:=[.C5]/[.B5]" office:value-type="float" office:value="14.5700483091787" calcext:value-type="float">
            <text:p>14.5700483091787</text:p>
          </table:table-cell>
          <table:table-cell office:value-type="float" office:value="14242" calcext:value-type="float">
            <text:p>14242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4.40625" calcext:value-type="float">
            <text:p>14.40625</text:p>
          </table:table-cell>
          <table:table-cell office:value-type="float" office:value="175.958" calcext:value-type="float">
            <text:p>175.9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2" calcext:value-type="float">
            <text:p>132</text:p>
          </table:table-cell>
          <table:table-cell office:value-type="float" office:value="5062" calcext:value-type="float">
            <text:p>5062</text:p>
          </table:table-cell>
          <table:table-cell table:formula="of:=[.C6]/[.B6]" office:value-type="float" office:value="38.3484848484848" calcext:value-type="float">
            <text:p>38.3484848484848</text:p>
          </table:table-cell>
          <table:table-cell office:value-type="float" office:value="7760" calcext:value-type="float">
            <text:p>7760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91.358" calcext:value-type="float">
            <text:p>191.3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4" calcext:value-type="float">
            <text:p>414</text:p>
          </table:table-cell>
          <table:table-cell office:value-type="float" office:value="7352" calcext:value-type="float">
            <text:p>7352</text:p>
          </table:table-cell>
          <table:table-cell table:formula="of:=[.C7]/[.B7]" office:value-type="float" office:value="17.7584541062802" calcext:value-type="float">
            <text:p>17.7584541062802</text:p>
          </table:table-cell>
          <table:table-cell office:value-type="float" office:value="16837" calcext:value-type="float">
            <text:p>16837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3.5" calcext:value-type="float">
            <text:p>13.5</text:p>
          </table:table-cell>
          <table:table-cell office:value-type="float" office:value="232.416" calcext:value-type="float">
            <text:p>232.4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2" calcext:value-type="float">
            <text:p>112</text:p>
          </table:table-cell>
          <table:table-cell office:value-type="float" office:value="4854" calcext:value-type="float">
            <text:p>4854</text:p>
          </table:table-cell>
          <table:table-cell table:formula="of:=[.C8]/[.B8]" office:value-type="float" office:value="43.3392857142857" calcext:value-type="float">
            <text:p>43.3392857142857</text:p>
          </table:table-cell>
          <table:table-cell office:value-type="float" office:value="8283" calcext:value-type="float">
            <text:p>8283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00.759" calcext:value-type="float">
            <text:p>100.7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260" calcext:value-type="float">
            <text:p>1260</text:p>
          </table:table-cell>
          <table:table-cell table:formula="of:=[.C9]/[.B9]" office:value-type="float" office:value="96.9230769230769" calcext:value-type="float">
            <text:p>96.9230769230769</text:p>
          </table:table-cell>
          <table:table-cell office:value-type="float" office:value="1469" calcext:value-type="float">
            <text:p>1469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82.43" calcext:value-type="float">
            <text:p>82.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3956" calcext:value-type="float">
            <text:p>3956</text:p>
          </table:table-cell>
          <table:table-cell table:formula="of:=[.C10]/[.B10]" office:value-type="float" office:value="52.7466666666667" calcext:value-type="float">
            <text:p>52.7466666666667</text:p>
          </table:table-cell>
          <table:table-cell office:value-type="float" office:value="5685" calcext:value-type="float">
            <text:p>568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.40625" calcext:value-type="float">
            <text:p>8.40625</text:p>
          </table:table-cell>
          <table:table-cell office:value-type="float" office:value="126.082" calcext:value-type="float">
            <text:p>126.082</text:p>
          </table:table-cell>
        </table:table-row>
        <table:table-row table:style-name="ro1">
          <table:table-cell table:style-name="ce4" office:value-type="string" calcext:value-type="string">
            <text:p>AVG</text:p>
          </table:table-cell>
          <table:table-cell table:style-name="ce4" table:formula="of:=AVERAGE([.B2:.B9])" office:value-type="float" office:value="176.375" calcext:value-type="float">
            <text:p>176.375</text:p>
          </table:table-cell>
          <table:table-cell table:style-name="ce4" table:formula="of:=AVERAGE([.C2:.C9])" office:value-type="float" office:value="4139.5" calcext:value-type="float">
            <text:p>4139.5</text:p>
          </table:table-cell>
          <table:table-cell table:style-name="ce4" table:formula="of:=AVERAGE([.D2:.D9])" office:value-type="float" office:value="37.633874051673" calcext:value-type="float">
            <text:p>37.633874051673</text:p>
          </table:table-cell>
          <table:table-cell table:style-name="ce4" table:formula="of:=AVERAGE([.E2:.E9])" office:value-type="float" office:value="8643.25" calcext:value-type="float">
            <text:p>8643.25</text:p>
          </table:table-cell>
          <table:table-cell table:style-name="ce4" table:number-columns-repeated="2"/>
          <table:table-cell table:style-name="ce4" table:formula="of:=AVERAGE([.H2:.H9])" office:value-type="float" office:value="11.5" calcext:value-type="float">
            <text:p>11.5</text:p>
          </table:table-cell>
          <table:table-cell table:style-name="ce4" table:formula="of:=AVERAGE([.I2:.I9])" office:value-type="float" office:value="7.9296875" calcext:value-type="float">
            <text:p>7.9296875</text:p>
          </table:table-cell>
          <table:table-cell table:style-name="ce4" table:formula="of:=AVERAGE([.J2:.J9])" office:value-type="float" office:value="141.91" calcext:value-type="float">
            <text:p>141.91</text:p>
          </table:table-cell>
        </table:table-row>
        <table:table-row table:style-name="ro1">
          <table:table-cell table:number-columns-repeated="3"/>
          <table:table-cell table:style-name="ce4"/>
          <table:table-cell table:number-columns-repeated="6"/>
        </table:table-row>
        <table:table-row table:style-name="ro1">
          <table:table-cell table:style-name="ce5" office:value-type="string" calcext:value-type="string">
            <text:p>Attr time</text:p>
          </table:table-cell>
          <table:table-cell table:number-columns-repeated="2"/>
          <table:table-cell table:style-name="ce4"/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96" calcext:value-type="float">
            <text:p>96</text:p>
          </table:table-cell>
          <table:table-cell table:formula="of:=[.C14]/[.B14]" office:value-type="float" office:value="5.33333333333333" calcext:value-type="float">
            <text:p>5.33333333333333</text:p>
          </table:table-cell>
          <table:table-cell office:value-type="float" office:value="602" calcext:value-type="float">
            <text:p>60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552" calcext:value-type="float">
            <text:p>552</text:p>
          </table:table-cell>
          <table:table-cell table:formula="of:=[.C15]/[.B15]" office:value-type="float" office:value="25.0909090909091" calcext:value-type="float">
            <text:p>25.0909090909091</text:p>
          </table:table-cell>
          <table:table-cell office:value-type="float" office:value="1172" calcext:value-type="float">
            <text:p>117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1960" calcext:value-type="float">
            <text:p>1960</text:p>
          </table:table-cell>
          <table:table-cell table:formula="of:=[.C16]/[.B16]" office:value-type="float" office:value="25.1282051282051" calcext:value-type="float">
            <text:p>25.1282051282051</text:p>
          </table:table-cell>
          <table:table-cell office:value-type="float" office:value="4280" calcext:value-type="float">
            <text:p>428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1176" calcext:value-type="float">
            <text:p>1176</text:p>
          </table:table-cell>
          <table:table-cell table:formula="of:=[.C17]/[.B17]" office:value-type="float" office:value="8.4" calcext:value-type="float">
            <text:p>8.4</text:p>
          </table:table-cell>
          <table:table-cell office:value-type="float" office:value="5028" calcext:value-type="float">
            <text:p>5028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110" calcext:value-type="float">
            <text:p>1110</text:p>
          </table:table-cell>
          <table:table-cell table:formula="of:=[.C18]/[.B18]" office:value-type="float" office:value="39.6428571428571" calcext:value-type="float">
            <text:p>39.6428571428571</text:p>
          </table:table-cell>
          <table:table-cell office:value-type="float" office:value="2634" calcext:value-type="float">
            <text:p>2634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8" calcext:value-type="float">
            <text:p>188</text:p>
          </table:table-cell>
          <table:table-cell office:value-type="float" office:value="2310" calcext:value-type="float">
            <text:p>2310</text:p>
          </table:table-cell>
          <table:table-cell table:formula="of:=[.C19]/[.B19]" office:value-type="float" office:value="12.2872340425532" calcext:value-type="float">
            <text:p>12.2872340425532</text:p>
          </table:table-cell>
          <table:table-cell office:value-type="float" office:value="7142" calcext:value-type="float">
            <text:p>714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2564" calcext:value-type="float">
            <text:p>2564</text:p>
          </table:table-cell>
          <table:table-cell table:formula="of:=[.C20]/[.B20]" office:value-type="float" office:value="55.7391304347826" calcext:value-type="float">
            <text:p>55.7391304347826</text:p>
          </table:table-cell>
          <table:table-cell office:value-type="float" office:value="5114" calcext:value-type="float">
            <text:p>511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536" calcext:value-type="float">
            <text:p>1536</text:p>
          </table:table-cell>
          <table:table-cell table:formula="of:=[.C22]/[.B22]" office:value-type="float" office:value="51.2" calcext:value-type="float">
            <text:p>51.2</text:p>
          </table:table-cell>
          <table:table-cell office:value-type="float" office:value="2440" calcext:value-type="float">
            <text:p>2440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AVG</text:p>
          </table:table-cell>
          <table:table-cell table:style-name="ce4" table:formula="of:=AVERAGE([.B14:.B22])" office:value-type="float" office:value="61.1111111111111" calcext:value-type="float">
            <text:p>61.1111111111111</text:p>
          </table:table-cell>
          <table:table-cell table:style-name="ce4" table:formula="of:=AVERAGE([.C14:.C22])" office:value-type="float" office:value="1256" calcext:value-type="float">
            <text:p>1256</text:p>
          </table:table-cell>
          <table:table-cell table:style-name="ce4" table:formula="of:=AVERAGE([.D14:.D22])" office:value-type="float" office:value="24.8690743525156" calcext:value-type="float">
            <text:p>24.8690743525156</text:p>
          </table:table-cell>
          <table:table-cell table:style-name="ce4" table:formula="of:=AVERAGE([.E14:.E22])" office:value-type="float" office:value="3156.88888888889" calcext:value-type="float">
            <text:p>3156.88888888889</text:p>
          </table:table-cell>
          <table:table-cell table:style-name="ce4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4">00/00/0000</text:date>, <text:time style:data-style-name="N2" text:time-value="09:52:44.2451554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13:40:08.756633857</meta:creation-date>
    <dc:date>2019-06-14T12:36:30.277355048</dc:date>
    <meta:editing-duration>PT6H21M21S</meta:editing-duration>
    <meta:editing-cycles>13</meta:editing-cycles>
    <meta:generator>LibreOffice/6.0.7.3$Linux_X86_64 LibreOffice_project/00m0$Build-3</meta:generator>
    <meta:document-statistic meta:table-count="1" meta:cell-count="139" meta:object-count="0"/>
  </office:meta>
</office:document-meta>
</file>